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ISSETH ROMERO MAMA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GUEDAS LOZANO, BRUCE RENN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83367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4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3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9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3/10/2021</text:p>
          </table:table-cell>
          <table:table-cell table:style-name="Tabla2.A2" office:value-type="string">
            <text:p text:style-name="P7">47922801</text:p>
          </table:table-cell>
          <table:table-cell table:style-name="Tabla2.A2" office:value-type="string">
            <text:p text:style-name="P7">9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3T21:01:0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